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517b0" officeooo:paragraph-rsid="000517b0"/>
    </style:style>
    <style:style style:name="P2" style:family="paragraph" style:parent-style-name="Preformatted_20_Text">
      <style:text-properties officeooo:rsid="00057896" officeooo:paragraph-rsid="00057896"/>
    </style:style>
    <style:style style:name="T1" style:family="text">
      <style:text-properties officeooo:rsid="00061e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othing has happened in the past 3 years that could have stopped you</text:p>
      <text:p text:style-name="P1"><text:tab/>from doing launch school. Except your own thinking. <text:span text:style-name="T1">And Nothing is going to happen in the future year that would stop you from doing it, InshAllah.</text:span></text:p>
      <text:p text:style-name="P1"/>
      <text:p text:style-name="P1">2. Have Patience, Have Patience, Have Patience. Whatever you do, its going to take a long time more than an year for you to get a job.</text:p>
      <text:p text:style-name="P1"/>
      <text:p text:style-name="P1">3. What kind of job you will get is not really in your control right now. Even if you didnt change your field, even then it is not in your control what kind of job you will be able to get.</text:p>
      <text:p text:style-name="P1"/>
      <text:p text:style-name="P1">4. Maybe your starting job will only pay 30,000. Maybe you wont get a job in Arbisoft. You dont know. But there is a good chance your starting job will pay more than 50,000.</text:p>
      <text:p text:style-name="P1"/>
      <text:p text:style-name="P1">5. But completing LaunchSchool gives you a better chance of building a career in this field. But going back to the mechanical field gives you very little chance at building a career you want.</text:p>
      <text:p text:style-name="P1"/>
      <text:p text:style-name="P1">6. Have Patience. Keep Going at it. Complete LaunchSchool and InshAllah you have a good chance of building a good career in the future.</text:p>
      <text:p text:style-name="P1"/>
      <text:p text:style-name="P1">7. For once in your life, do this sensible thing. Stick to LaunchSchool. Be Consistent.Be Patient. It will Happen InshAllah. Keep Positive. Whatever you deserve will come your way. </text:p>
      <text:p text:style-name="P1"/>
      <text:p text:style-name="P2">8. What if instead of thinking negative thoughts, you thought positive thoughts. Negative thoughts have the same chance of occuring as positive ones. Dont they? </text:p>
      <text:p text:style-name="P2"/>
      <text:p text:style-name="P2">9. Instead ask your self this. What if you stuck with this thing. What if you completed launchschool in an year? What if you were offered a job with launchschool? What if you got a job at Arbisoft? What if you got a job that paid way more than you expected? What if you got a job that was even better than the one at Arbisoft. What if you were never fired from Arbisoft? What if you got a job at some other company and you loved working there?</text:p>
      <text:p text:style-name="P2"/>
      <text:p text:style-name="P2">10. What if what you are doing is actually the right thing? What if all this is not your fault? What if Allah is actually happy with you? What if he has forgiven yo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6T16:15:05.760282285</dc:date>
    <meta:editing-duration>PT5M37S</meta:editing-duration>
    <meta:editing-cycles>1</meta:editing-cycles>
    <meta:document-statistic meta:table-count="0" meta:image-count="0" meta:object-count="0" meta:page-count="1" meta:paragraph-count="11" meta:word-count="377" meta:character-count="1991" meta:non-whitespace-character-count="1622"/>
    <meta:generator>LibreOffice/6.0.7.3$Linux_X86_64 LibreOffice_project/00m0$Build-3</meta:generator>
  </office:meta>
</office:document-meta>
</file>